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4cm" svg:height="9.005cm" svg:x="1.404cm" svg:y="6.932cm">
            <draw:object draw:notify-on-update-of-ranges="Sheet1.B87:Sheet1.B87 Sheet1.C95:Sheet1.AH95 Sheet1.B88:Sheet1.B88 Sheet1.C96:Sheet1.AH9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5cm" svg:x="19.876cm" svg:y="7.093cm">
            <draw:object draw:notify-on-update-of-ranges="Sheet1.B87:Sheet1.B87 Sheet1.C101:Sheet1.AH101 Sheet1.B88:Sheet1.B88 Sheet1.C102:Sheet1.AH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4cm" svg:height="9.005cm" svg:x="0.633cm" svg:y="18.09cm">
            <draw:object draw:notify-on-update-of-ranges="Sheet1.B87:Sheet1.B87 Sheet1.C107:Sheet1.AH107 Sheet1.B88:Sheet1.B88 Sheet1.C108:Sheet1.AH10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4cm" svg:height="9.005cm" svg:x="19.737cm" svg:y="18.037cm">
            <draw:object draw:notify-on-update-of-ranges="Sheet1.C114:Sheet1.AH114 Sheet1.B87:Sheet1.B87 Sheet1.C113:Sheet1.AH113 Sheet1.B88:Sheet1.B88 Sheet1.C114:Sheet1.AH1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36"/>
        </table:table-row>
        <table:table-row table:style-name="ro1" table:number-rows-repeated="3">
          <table:table-cell table:style-name="ce1" table:number-columns-repeated="36"/>
        </table:table-row>
        <table:table-row table:style-name="ro1" table:number-rows-repeated="13">
          <table:table-cell table:style-name="ce1"/>
          <table:table-cell table:style-name="ce2" table:number-columns-repeated="34"/>
          <table:table-cell table:style-name="ce1"/>
        </table:table-row>
        <table:table-row table:style-name="ro1">
          <table:table-cell table:style-name="ce1" table:number-columns-repeated="36"/>
        </table:table-row>
        <table:table-row table:style-name="ro1">
          <table:table-cell table:style-name="ce1"/>
          <table:table-cell table:style-name="ce3"/>
          <table:table-cell table:style-name="ce1" table:number-columns-repeated="34"/>
        </table:table-row>
        <table:table-row table:style-name="ro1">
          <table:table-cell table:style-name="ce1" table:number-columns-repeated="36"/>
        </table:table-row>
        <table:table-row table:style-name="ro1" table:number-rows-repeated="13">
          <table:table-cell table:style-name="ce1"/>
          <table:table-cell table:style-name="ce2" table:number-columns-repeated="34"/>
          <table:table-cell table:style-name="ce1"/>
        </table:table-row>
        <table:table-row table:style-name="ro1" table:number-rows-repeated="3">
          <table:table-cell table:style-name="ce1" table:number-columns-repeated="36"/>
        </table:table-row>
        <table:table-row table:style-name="ro1" table:number-rows-repeated="49">
          <table:table-cell table:number-columns-repeated="36"/>
        </table:table-row>
        <table:table-row table:style-name="ro1">
          <table:table-cell/>
          <table:table-cell office:value-type="string" calcext:value-type="string">
            <text:p>1ère attaque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2<text:span text:style-name="T1">e</text:span> attaque</text:p>
          </table:table-cell>
          <table:table-cell table:number-columns-repeated="34"/>
        </table:table-row>
        <table:table-row table:style-name="ro1" table:number-rows-repeated="3">
          <table:table-cell table:number-columns-repeated="3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Chiffre</text:p>
          </table:table-cell>
          <table:table-cell office:value-type="string" calcext:value-type="string">
            <text:p>Réussite 1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^24</text:p>
          </table:table-cell>
          <table:table-cell office:value-type="string" calcext:value-type="string">
            <text:p>Réussite 2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chiffre</text:p>
          </table:table-cell>
          <table:table-cell office:value-type="string" calcext:value-type="string">
            <text:p>Ratio 1</text:p>
          </table:table-cell>
          <table:table-cell table:formula="of:=[.C93]/110" office:value-type="float" office:value="0.1" calcext:value-type="float">
            <text:p/>
          </table:table-cell>
          <table:table-cell table:formula="of:=[.D93]/110" office:value-type="float" office:value="1" calcext:value-type="float">
            <text:p/>
          </table:table-cell>
          <table:table-cell table:formula="of:=[.E93]/110" office:value-type="float" office:value="0.0454545454545455" calcext:value-type="float">
            <text:p/>
          </table:table-cell>
          <table:table-cell table:formula="of:=[.F93]/110" office:value-type="float" office:value="0.0909090909090909" calcext:value-type="float">
            <text:p/>
          </table:table-cell>
          <table:table-cell table:formula="of:=[.G93]/110" office:value-type="float" office:value="0.1" calcext:value-type="float">
            <text:p/>
          </table:table-cell>
          <table:table-cell table:formula="of:=[.H93]/110" office:value-type="float" office:value="0.0727272727272727" calcext:value-type="float">
            <text:p/>
          </table:table-cell>
          <table:table-cell table:formula="of:=[.I93]/110" office:value-type="float" office:value="0.136363636363636" calcext:value-type="float">
            <text:p/>
          </table:table-cell>
          <table:table-cell table:formula="of:=[.J93]/110" office:value-type="float" office:value="0.0818181818181818" calcext:value-type="float">
            <text:p/>
          </table:table-cell>
          <table:table-cell table:formula="of:=[.K93]/110" office:value-type="float" office:value="0.109090909090909" calcext:value-type="float">
            <text:p/>
          </table:table-cell>
          <table:table-cell table:formula="of:=[.L93]/110" office:value-type="float" office:value="0.136363636363636" calcext:value-type="float">
            <text:p/>
          </table:table-cell>
          <table:table-cell table:formula="of:=[.M93]/110" office:value-type="float" office:value="0.127272727272727" calcext:value-type="float">
            <text:p/>
          </table:table-cell>
          <table:table-cell table:formula="of:=[.N93]/110" office:value-type="float" office:value="0.0818181818181818" calcext:value-type="float">
            <text:p/>
          </table:table-cell>
          <table:table-cell table:formula="of:=[.O93]/110" office:value-type="float" office:value="0.0909090909090909" calcext:value-type="float">
            <text:p/>
          </table:table-cell>
          <table:table-cell table:formula="of:=[.P93]/110" office:value-type="float" office:value="0.0545454545454545" calcext:value-type="float">
            <text:p/>
          </table:table-cell>
          <table:table-cell table:formula="of:=[.Q93]/110" office:value-type="float" office:value="0.118181818181818" calcext:value-type="float">
            <text:p/>
          </table:table-cell>
          <table:table-cell table:formula="of:=[.R93]/110" office:value-type="float" office:value="1" calcext:value-type="float">
            <text:p/>
          </table:table-cell>
          <table:table-cell table:formula="of:=[.S93]/110" office:value-type="float" office:value="0.0909090909090909" calcext:value-type="float">
            <text:p/>
          </table:table-cell>
          <table:table-cell table:formula="of:=[.T93]/110" office:value-type="float" office:value="0.0272727272727273" calcext:value-type="float">
            <text:p/>
          </table:table-cell>
          <table:table-cell table:formula="of:=[.U93]/110" office:value-type="float" office:value="0.109090909090909" calcext:value-type="float">
            <text:p/>
          </table:table-cell>
          <table:table-cell table:formula="of:=[.V93]/110" office:value-type="float" office:value="0.0636363636363636" calcext:value-type="float">
            <text:p/>
          </table:table-cell>
          <table:table-cell table:formula="of:=[.W93]/110" office:value-type="float" office:value="0.0545454545454545" calcext:value-type="float">
            <text:p/>
          </table:table-cell>
          <table:table-cell table:formula="of:=[.X93]/110" office:value-type="float" office:value="0.0454545454545455" calcext:value-type="float">
            <text:p/>
          </table:table-cell>
          <table:table-cell table:formula="of:=[.Y93]/110" office:value-type="float" office:value="0.0818181818181818" calcext:value-type="float">
            <text:p/>
          </table:table-cell>
          <table:table-cell table:formula="of:=[.Z93]/110" office:value-type="float" office:value="0.0727272727272727" calcext:value-type="float">
            <text:p/>
          </table:table-cell>
          <table:table-cell table:formula="of:=[.AA93]/110" office:value-type="float" office:value="0.0727272727272727" calcext:value-type="float">
            <text:p/>
          </table:table-cell>
          <table:table-cell table:formula="of:=[.AB93]/110" office:value-type="float" office:value="0.0272727272727273" calcext:value-type="float">
            <text:p/>
          </table:table-cell>
          <table:table-cell table:formula="of:=[.AC93]/110" office:value-type="float" office:value="0.0636363636363636" calcext:value-type="float">
            <text:p/>
          </table:table-cell>
          <table:table-cell table:formula="of:=[.AD93]/110" office:value-type="float" office:value="0.1" calcext:value-type="float">
            <text:p/>
          </table:table-cell>
          <table:table-cell table:formula="of:=[.AE93]/110" office:value-type="float" office:value="0.0636363636363636" calcext:value-type="float">
            <text:p/>
          </table:table-cell>
          <table:table-cell table:formula="of:=[.AF93]/110" office:value-type="float" office:value="0.0272727272727273" calcext:value-type="float">
            <text:p/>
          </table:table-cell>
          <table:table-cell table:formula="of:=[.AG93]/110" office:value-type="float" office:value="0.0454545454545455" calcext:value-type="float">
            <text:p/>
          </table:table-cell>
          <table:table-cell table:formula="of:=[.AH93]/11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atio 2</text:p>
          </table:table-cell>
          <table:table-cell table:formula="of:=[.C94]/110" office:value-type="float" office:value="0.636363636363636" calcext:value-type="float">
            <text:p/>
          </table:table-cell>
          <table:table-cell table:formula="of:=[.D94]/110" office:value-type="float" office:value="1" calcext:value-type="float">
            <text:p/>
          </table:table-cell>
          <table:table-cell table:formula="of:=[.E94]/110" office:value-type="float" office:value="0.190909090909091" calcext:value-type="float">
            <text:p/>
          </table:table-cell>
          <table:table-cell table:formula="of:=[.F94]/110" office:value-type="float" office:value="0.545454545454545" calcext:value-type="float">
            <text:p/>
          </table:table-cell>
          <table:table-cell table:formula="of:=[.G94]/110" office:value-type="float" office:value="0.354545454545455" calcext:value-type="float">
            <text:p/>
          </table:table-cell>
          <table:table-cell table:formula="of:=[.H94]/110" office:value-type="float" office:value="0.445454545454545" calcext:value-type="float">
            <text:p/>
          </table:table-cell>
          <table:table-cell table:formula="of:=[.I94]/110" office:value-type="float" office:value="0.427272727272727" calcext:value-type="float">
            <text:p/>
          </table:table-cell>
          <table:table-cell table:formula="of:=[.J94]/110" office:value-type="float" office:value="0.4" calcext:value-type="float">
            <text:p/>
          </table:table-cell>
          <table:table-cell table:formula="of:=[.K94]/110" office:value-type="float" office:value="0.363636363636364" calcext:value-type="float">
            <text:p/>
          </table:table-cell>
          <table:table-cell table:formula="of:=[.L94]/110" office:value-type="float" office:value="0.427272727272727" calcext:value-type="float">
            <text:p/>
          </table:table-cell>
          <table:table-cell table:formula="of:=[.M94]/110" office:value-type="float" office:value="0.381818181818182" calcext:value-type="float">
            <text:p/>
          </table:table-cell>
          <table:table-cell table:formula="of:=[.N94]/110" office:value-type="float" office:value="0.318181818181818" calcext:value-type="float">
            <text:p/>
          </table:table-cell>
          <table:table-cell table:formula="of:=[.O94]/110" office:value-type="float" office:value="0.272727272727273" calcext:value-type="float">
            <text:p/>
          </table:table-cell>
          <table:table-cell table:formula="of:=[.P94]/110" office:value-type="float" office:value="0.327272727272727" calcext:value-type="float">
            <text:p/>
          </table:table-cell>
          <table:table-cell table:formula="of:=[.Q94]/110" office:value-type="float" office:value="0.327272727272727" calcext:value-type="float">
            <text:p/>
          </table:table-cell>
          <table:table-cell table:formula="of:=[.R94]/110" office:value-type="float" office:value="1" calcext:value-type="float">
            <text:p/>
          </table:table-cell>
          <table:table-cell table:formula="of:=[.S94]/110" office:value-type="float" office:value="0.354545454545455" calcext:value-type="float">
            <text:p/>
          </table:table-cell>
          <table:table-cell table:formula="of:=[.T94]/110" office:value-type="float" office:value="0.327272727272727" calcext:value-type="float">
            <text:p/>
          </table:table-cell>
          <table:table-cell table:formula="of:=[.U94]/110" office:value-type="float" office:value="0.381818181818182" calcext:value-type="float">
            <text:p/>
          </table:table-cell>
          <table:table-cell table:formula="of:=[.V94]/110" office:value-type="float" office:value="0.418181818181818" calcext:value-type="float">
            <text:p/>
          </table:table-cell>
          <table:table-cell table:formula="of:=[.W94]/110" office:value-type="float" office:value="0.309090909090909" calcext:value-type="float">
            <text:p/>
          </table:table-cell>
          <table:table-cell table:formula="of:=[.X94]/110" office:value-type="float" office:value="0.345454545454545" calcext:value-type="float">
            <text:p/>
          </table:table-cell>
          <table:table-cell table:formula="of:=[.Y94]/110" office:value-type="float" office:value="0.290909090909091" calcext:value-type="float">
            <text:p/>
          </table:table-cell>
          <table:table-cell table:formula="of:=[.Z94]/110" office:value-type="float" office:value="0.336363636363636" calcext:value-type="float">
            <text:p/>
          </table:table-cell>
          <table:table-cell table:formula="of:=[.AA94]/110" office:value-type="float" office:value="0.245454545454545" calcext:value-type="float">
            <text:p/>
          </table:table-cell>
          <table:table-cell table:formula="of:=[.AB94]/110" office:value-type="float" office:value="0.281818181818182" calcext:value-type="float">
            <text:p/>
          </table:table-cell>
          <table:table-cell table:formula="of:=[.AC94]/110" office:value-type="float" office:value="0.309090909090909" calcext:value-type="float">
            <text:p/>
          </table:table-cell>
          <table:table-cell table:formula="of:=[.AD94]/110" office:value-type="float" office:value="0.281818181818182" calcext:value-type="float">
            <text:p/>
          </table:table-cell>
          <table:table-cell table:formula="of:=[.AE94]/110" office:value-type="float" office:value="0.363636363636364" calcext:value-type="float">
            <text:p/>
          </table:table-cell>
          <table:table-cell table:formula="of:=[.AF94]/110" office:value-type="float" office:value="0.272727272727273" calcext:value-type="float">
            <text:p/>
          </table:table-cell>
          <table:table-cell table:formula="of:=[.AG94]/110" office:value-type="float" office:value="0.409090909090909" calcext:value-type="float">
            <text:p/>
          </table:table-cell>
          <table:table-cell table:formula="of:=[.AH94]/11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Chiffre</text:p>
          </table:table-cell>
          <table:table-cell office:value-type="string" calcext:value-type="string">
            <text:p>Réussite 1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^26</text:p>
          </table:table-cell>
          <table:table-cell office:value-type="string" calcext:value-type="string">
            <text:p>Réussite 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chiffre</text:p>
          </table:table-cell>
          <table:table-cell office:value-type="string" calcext:value-type="string">
            <text:p>Ratio 1</text:p>
          </table:table-cell>
          <table:table-cell table:formula="of:=[.C99]/110" office:value-type="float" office:value="0.481818181818182" calcext:value-type="float">
            <text:p/>
          </table:table-cell>
          <table:table-cell table:formula="of:=[.D99]/110" office:value-type="float" office:value="1" calcext:value-type="float">
            <text:p/>
          </table:table-cell>
          <table:table-cell table:formula="of:=[.E99]/110" office:value-type="float" office:value="0.163636363636364" calcext:value-type="float">
            <text:p/>
          </table:table-cell>
          <table:table-cell table:formula="of:=[.F99]/110" office:value-type="float" office:value="0.209090909090909" calcext:value-type="float">
            <text:p/>
          </table:table-cell>
          <table:table-cell table:formula="of:=[.G99]/110" office:value-type="float" office:value="0.445454545454545" calcext:value-type="float">
            <text:p/>
          </table:table-cell>
          <table:table-cell table:formula="of:=[.H99]/110" office:value-type="float" office:value="0.527272727272727" calcext:value-type="float">
            <text:p/>
          </table:table-cell>
          <table:table-cell table:formula="of:=[.I99]/110" office:value-type="float" office:value="0.427272727272727" calcext:value-type="float">
            <text:p/>
          </table:table-cell>
          <table:table-cell table:formula="of:=[.J99]/110" office:value-type="float" office:value="0.436363636363636" calcext:value-type="float">
            <text:p/>
          </table:table-cell>
          <table:table-cell table:formula="of:=[.K99]/110" office:value-type="float" office:value="0.427272727272727" calcext:value-type="float">
            <text:p/>
          </table:table-cell>
          <table:table-cell table:formula="of:=[.L99]/110" office:value-type="float" office:value="0.390909090909091" calcext:value-type="float">
            <text:p/>
          </table:table-cell>
          <table:table-cell table:formula="of:=[.M99]/110" office:value-type="float" office:value="0.427272727272727" calcext:value-type="float">
            <text:p/>
          </table:table-cell>
          <table:table-cell table:formula="of:=[.N99]/110" office:value-type="float" office:value="0.318181818181818" calcext:value-type="float">
            <text:p/>
          </table:table-cell>
          <table:table-cell table:formula="of:=[.O99]/110" office:value-type="float" office:value="0.381818181818182" calcext:value-type="float">
            <text:p/>
          </table:table-cell>
          <table:table-cell table:formula="of:=[.P99]/110" office:value-type="float" office:value="0.381818181818182" calcext:value-type="float">
            <text:p/>
          </table:table-cell>
          <table:table-cell table:formula="of:=[.Q99]/110" office:value-type="float" office:value="0.363636363636364" calcext:value-type="float">
            <text:p/>
          </table:table-cell>
          <table:table-cell table:formula="of:=[.R99]/110" office:value-type="float" office:value="1" calcext:value-type="float">
            <text:p/>
          </table:table-cell>
          <table:table-cell table:formula="of:=[.S99]/110" office:value-type="float" office:value="0.436363636363636" calcext:value-type="float">
            <text:p/>
          </table:table-cell>
          <table:table-cell table:formula="of:=[.T99]/110" office:value-type="float" office:value="0.336363636363636" calcext:value-type="float">
            <text:p/>
          </table:table-cell>
          <table:table-cell table:formula="of:=[.U99]/110" office:value-type="float" office:value="0.281818181818182" calcext:value-type="float">
            <text:p/>
          </table:table-cell>
          <table:table-cell table:formula="of:=[.V99]/110" office:value-type="float" office:value="0.254545454545454" calcext:value-type="float">
            <text:p/>
          </table:table-cell>
          <table:table-cell table:formula="of:=[.W99]/110" office:value-type="float" office:value="0.363636363636364" calcext:value-type="float">
            <text:p/>
          </table:table-cell>
          <table:table-cell table:formula="of:=[.X99]/110" office:value-type="float" office:value="0.290909090909091" calcext:value-type="float">
            <text:p/>
          </table:table-cell>
          <table:table-cell table:formula="of:=[.Y99]/110" office:value-type="float" office:value="0.3" calcext:value-type="float">
            <text:p/>
          </table:table-cell>
          <table:table-cell table:formula="of:=[.Z99]/110" office:value-type="float" office:value="0.281818181818182" calcext:value-type="float">
            <text:p/>
          </table:table-cell>
          <table:table-cell table:formula="of:=[.AA99]/110" office:value-type="float" office:value="0.245454545454545" calcext:value-type="float">
            <text:p/>
          </table:table-cell>
          <table:table-cell table:formula="of:=[.AB99]/110" office:value-type="float" office:value="0.218181818181818" calcext:value-type="float">
            <text:p/>
          </table:table-cell>
          <table:table-cell table:formula="of:=[.AC99]/110" office:value-type="float" office:value="0.272727272727273" calcext:value-type="float">
            <text:p/>
          </table:table-cell>
          <table:table-cell table:formula="of:=[.AD99]/110" office:value-type="float" office:value="0.309090909090909" calcext:value-type="float">
            <text:p/>
          </table:table-cell>
          <table:table-cell table:formula="of:=[.AE99]/110" office:value-type="float" office:value="0.2" calcext:value-type="float">
            <text:p/>
          </table:table-cell>
          <table:table-cell table:formula="of:=[.AF99]/110" office:value-type="float" office:value="0.218181818181818" calcext:value-type="float">
            <text:p/>
          </table:table-cell>
          <table:table-cell table:formula="of:=[.AG99]/110" office:value-type="float" office:value="0.236363636363636" calcext:value-type="float">
            <text:p/>
          </table:table-cell>
          <table:table-cell table:formula="of:=[.AH99]/11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atio 2</text:p>
          </table:table-cell>
          <table:table-cell table:formula="of:=[.C100]/110" office:value-type="float" office:value="1" calcext:value-type="float">
            <text:p/>
          </table:table-cell>
          <table:table-cell table:formula="of:=[.D100]/110" office:value-type="float" office:value="1" calcext:value-type="float">
            <text:p/>
          </table:table-cell>
          <table:table-cell table:formula="of:=[.E100]/110" office:value-type="float" office:value="0.7" calcext:value-type="float">
            <text:p/>
          </table:table-cell>
          <table:table-cell table:formula="of:=[.F100]/110" office:value-type="float" office:value="0.945454545454545" calcext:value-type="float">
            <text:p/>
          </table:table-cell>
          <table:table-cell table:formula="of:=[.G100]/110" office:value-type="float" office:value="0.554545454545455" calcext:value-type="float">
            <text:p/>
          </table:table-cell>
          <table:table-cell table:formula="of:=[.H100]/110" office:value-type="float" office:value="0.7" calcext:value-type="float">
            <text:p/>
          </table:table-cell>
          <table:table-cell table:formula="of:=[.I100]/110" office:value-type="float" office:value="0.6" calcext:value-type="float">
            <text:p/>
          </table:table-cell>
          <table:table-cell table:formula="of:=[.J100]/110" office:value-type="float" office:value="0.818181818181818" calcext:value-type="float">
            <text:p/>
          </table:table-cell>
          <table:table-cell table:formula="of:=[.K100]/110" office:value-type="float" office:value="0.790909090909091" calcext:value-type="float">
            <text:p/>
          </table:table-cell>
          <table:table-cell table:formula="of:=[.L100]/110" office:value-type="float" office:value="0.690909090909091" calcext:value-type="float">
            <text:p/>
          </table:table-cell>
          <table:table-cell table:formula="of:=[.M100]/110" office:value-type="float" office:value="0.709090909090909" calcext:value-type="float">
            <text:p/>
          </table:table-cell>
          <table:table-cell table:formula="of:=[.N100]/110" office:value-type="float" office:value="0.609090909090909" calcext:value-type="float">
            <text:p/>
          </table:table-cell>
          <table:table-cell table:formula="of:=[.O100]/110" office:value-type="float" office:value="0.690909090909091" calcext:value-type="float">
            <text:p/>
          </table:table-cell>
          <table:table-cell table:formula="of:=[.P100]/110" office:value-type="float" office:value="0.709090909090909" calcext:value-type="float">
            <text:p/>
          </table:table-cell>
          <table:table-cell table:formula="of:=[.Q100]/110" office:value-type="float" office:value="0.609090909090909" calcext:value-type="float">
            <text:p/>
          </table:table-cell>
          <table:table-cell table:formula="of:=[.R100]/110" office:value-type="float" office:value="1" calcext:value-type="float">
            <text:p/>
          </table:table-cell>
          <table:table-cell table:formula="of:=[.S100]/110" office:value-type="float" office:value="0.845454545454545" calcext:value-type="float">
            <text:p/>
          </table:table-cell>
          <table:table-cell table:formula="of:=[.T100]/110" office:value-type="float" office:value="0.790909090909091" calcext:value-type="float">
            <text:p/>
          </table:table-cell>
          <table:table-cell table:formula="of:=[.U100]/110" office:value-type="float" office:value="0.781818181818182" calcext:value-type="float">
            <text:p/>
          </table:table-cell>
          <table:table-cell table:formula="of:=[.V100]/110" office:value-type="float" office:value="0.727272727272727" calcext:value-type="float">
            <text:p/>
          </table:table-cell>
          <table:table-cell table:formula="of:=[.W100]/110" office:value-type="float" office:value="0.763636363636364" calcext:value-type="float">
            <text:p/>
          </table:table-cell>
          <table:table-cell table:formula="of:=[.X100]/110" office:value-type="float" office:value="0.809090909090909" calcext:value-type="float">
            <text:p/>
          </table:table-cell>
          <table:table-cell table:formula="of:=[.Y100]/110" office:value-type="float" office:value="0.754545454545455" calcext:value-type="float">
            <text:p/>
          </table:table-cell>
          <table:table-cell table:formula="of:=[.Z100]/110" office:value-type="float" office:value="0.872727272727273" calcext:value-type="float">
            <text:p/>
          </table:table-cell>
          <table:table-cell table:formula="of:=[.AA100]/110" office:value-type="float" office:value="0.736363636363636" calcext:value-type="float">
            <text:p/>
          </table:table-cell>
          <table:table-cell table:formula="of:=[.AB100]/110" office:value-type="float" office:value="0.790909090909091" calcext:value-type="float">
            <text:p/>
          </table:table-cell>
          <table:table-cell table:formula="of:=[.AC100]/110" office:value-type="float" office:value="0.754545454545455" calcext:value-type="float">
            <text:p/>
          </table:table-cell>
          <table:table-cell table:formula="of:=[.AD100]/110" office:value-type="float" office:value="0.772727272727273" calcext:value-type="float">
            <text:p/>
          </table:table-cell>
          <table:table-cell table:formula="of:=[.AE100]/110" office:value-type="float" office:value="0.7" calcext:value-type="float">
            <text:p/>
          </table:table-cell>
          <table:table-cell table:formula="of:=[.AF100]/110" office:value-type="float" office:value="0.790909090909091" calcext:value-type="float">
            <text:p/>
          </table:table-cell>
          <table:table-cell table:formula="of:=[.AG100]/110" office:value-type="float" office:value="0.818181818181818" calcext:value-type="float">
            <text:p/>
          </table:table-cell>
          <table:table-cell table:formula="of:=[.AH100]/11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Chiffre</text:p>
          </table:table-cell>
          <table:table-cell office:value-type="string" calcext:value-type="string">
            <text:p>Réussite 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^28</text:p>
          </table:table-cell>
          <table:table-cell office:value-type="string" calcext:value-type="string">
            <text:p>Réussite 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chiffre</text:p>
          </table:table-cell>
          <table:table-cell office:value-type="string" calcext:value-type="string">
            <text:p>Ratio 1</text:p>
          </table:table-cell>
          <table:table-cell table:formula="of:=[.C105]/90" office:value-type="float" office:value="0.977777777777778" calcext:value-type="float">
            <text:p/>
          </table:table-cell>
          <table:table-cell table:formula="of:=[.D105]/90" office:value-type="float" office:value="1" calcext:value-type="float">
            <text:p/>
          </table:table-cell>
          <table:table-cell table:formula="of:=[.E105]/90" office:value-type="float" office:value="0.4" calcext:value-type="float">
            <text:p/>
          </table:table-cell>
          <table:table-cell table:formula="of:=[.F105]/90" office:value-type="float" office:value="0.411111111111111" calcext:value-type="float">
            <text:p/>
          </table:table-cell>
          <table:table-cell table:formula="of:=[.G105]/90" office:value-type="float" office:value="0.788888888888889" calcext:value-type="float">
            <text:p/>
          </table:table-cell>
          <table:table-cell table:formula="of:=[.H105]/90" office:value-type="float" office:value="0.811111111111111" calcext:value-type="float">
            <text:p/>
          </table:table-cell>
          <table:table-cell table:formula="of:=[.I105]/90" office:value-type="float" office:value="0.722222222222222" calcext:value-type="float">
            <text:p/>
          </table:table-cell>
          <table:table-cell table:formula="of:=[.J105]/90" office:value-type="float" office:value="0.744444444444444" calcext:value-type="float">
            <text:p/>
          </table:table-cell>
          <table:table-cell table:formula="of:=[.K105]/90" office:value-type="float" office:value="0.677777777777778" calcext:value-type="float">
            <text:p/>
          </table:table-cell>
          <table:table-cell table:formula="of:=[.L105]/90" office:value-type="float" office:value="0.722222222222222" calcext:value-type="float">
            <text:p/>
          </table:table-cell>
          <table:table-cell table:formula="of:=[.M105]/90" office:value-type="float" office:value="0.744444444444444" calcext:value-type="float">
            <text:p/>
          </table:table-cell>
          <table:table-cell table:formula="of:=[.N105]/90" office:value-type="float" office:value="0.733333333333333" calcext:value-type="float">
            <text:p/>
          </table:table-cell>
          <table:table-cell table:formula="of:=[.O105]/90" office:value-type="float" office:value="0.677777777777778" calcext:value-type="float">
            <text:p/>
          </table:table-cell>
          <table:table-cell table:formula="of:=[.P105]/90" office:value-type="float" office:value="0.755555555555556" calcext:value-type="float">
            <text:p/>
          </table:table-cell>
          <table:table-cell table:formula="of:=[.Q105]/90" office:value-type="float" office:value="0.744444444444444" calcext:value-type="float">
            <text:p/>
          </table:table-cell>
          <table:table-cell table:formula="of:=[.R105]/90" office:value-type="float" office:value="1" calcext:value-type="float">
            <text:p/>
          </table:table-cell>
          <table:table-cell table:formula="of:=[.S105]/90" office:value-type="float" office:value="0.611111111111111" calcext:value-type="float">
            <text:p/>
          </table:table-cell>
          <table:table-cell table:formula="of:=[.T105]/90" office:value-type="float" office:value="0.555555555555556" calcext:value-type="float">
            <text:p/>
          </table:table-cell>
          <table:table-cell table:formula="of:=[.U105]/90" office:value-type="float" office:value="0.6" calcext:value-type="float">
            <text:p/>
          </table:table-cell>
          <table:table-cell table:formula="of:=[.V105]/90" office:value-type="float" office:value="0.577777777777778" calcext:value-type="float">
            <text:p/>
          </table:table-cell>
          <table:table-cell table:formula="of:=[.W105]/90" office:value-type="float" office:value="0.6" calcext:value-type="float">
            <text:p/>
          </table:table-cell>
          <table:table-cell table:formula="of:=[.X105]/90" office:value-type="float" office:value="0.666666666666667" calcext:value-type="float">
            <text:p/>
          </table:table-cell>
          <table:table-cell table:formula="of:=[.Y105]/90" office:value-type="float" office:value="0.466666666666667" calcext:value-type="float">
            <text:p/>
          </table:table-cell>
          <table:table-cell table:formula="of:=[.Z105]/90" office:value-type="float" office:value="0.611111111111111" calcext:value-type="float">
            <text:p/>
          </table:table-cell>
          <table:table-cell table:formula="of:=[.AA105]/90" office:value-type="float" office:value="0.533333333333333" calcext:value-type="float">
            <text:p/>
          </table:table-cell>
          <table:table-cell table:formula="of:=[.AB105]/90" office:value-type="float" office:value="0.577777777777778" calcext:value-type="float">
            <text:p/>
          </table:table-cell>
          <table:table-cell table:formula="of:=[.AC105]/90" office:value-type="float" office:value="0.377777777777778" calcext:value-type="float">
            <text:p/>
          </table:table-cell>
          <table:table-cell table:formula="of:=[.AD105]/90" office:value-type="float" office:value="0.477777777777778" calcext:value-type="float">
            <text:p/>
          </table:table-cell>
          <table:table-cell table:formula="of:=[.AE105]/90" office:value-type="float" office:value="0.4" calcext:value-type="float">
            <text:p/>
          </table:table-cell>
          <table:table-cell table:formula="of:=[.AF105]/90" office:value-type="float" office:value="0.511111111111111" calcext:value-type="float">
            <text:p/>
          </table:table-cell>
          <table:table-cell table:formula="of:=[.AG105]/90" office:value-type="float" office:value="0.588888888888889" calcext:value-type="float">
            <text:p/>
          </table:table-cell>
          <table:table-cell table:formula="of:=[.AH105]/9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tio 2</text:p>
          </table:table-cell>
          <table:table-cell table:formula="of:=[.C106]/90" office:value-type="float" office:value="1" calcext:value-type="float">
            <text:p/>
          </table:table-cell>
          <table:table-cell table:formula="of:=[.D106]/90" office:value-type="float" office:value="1" calcext:value-type="float">
            <text:p/>
          </table:table-cell>
          <table:table-cell table:formula="of:=[.E106]/90" office:value-type="float" office:value="0.988888888888889" calcext:value-type="float">
            <text:p/>
          </table:table-cell>
          <table:table-cell table:formula="of:=[.F106]/90" office:value-type="float" office:value="1" calcext:value-type="float">
            <text:p/>
          </table:table-cell>
          <table:table-cell table:formula="of:=[.G106]/90" office:value-type="float" office:value="0.788888888888889" calcext:value-type="float">
            <text:p/>
          </table:table-cell>
          <table:table-cell table:formula="of:=[.H106]/90" office:value-type="float" office:value="0.844444444444444" calcext:value-type="float">
            <text:p/>
          </table:table-cell>
          <table:table-cell table:formula="of:=[.I106]/90" office:value-type="float" office:value="0.711111111111111" calcext:value-type="float">
            <text:p/>
          </table:table-cell>
          <table:table-cell table:formula="of:=[.J106]/90" office:value-type="float" office:value="0.811111111111111" calcext:value-type="float">
            <text:p/>
          </table:table-cell>
          <table:table-cell table:formula="of:=[.K106]/90" office:value-type="float" office:value="0.844444444444444" calcext:value-type="float">
            <text:p/>
          </table:table-cell>
          <table:table-cell table:formula="of:=[.L106]/90" office:value-type="float" office:value="0.866666666666667" calcext:value-type="float">
            <text:p/>
          </table:table-cell>
          <table:table-cell table:formula="of:=[.M106]/90" office:value-type="float" office:value="0.911111111111111" calcext:value-type="float">
            <text:p/>
          </table:table-cell>
          <table:table-cell table:formula="of:=[.N106]/90" office:value-type="float" office:value="0.866666666666667" calcext:value-type="float">
            <text:p/>
          </table:table-cell>
          <table:table-cell table:formula="of:=[.O106]/90" office:value-type="float" office:value="0.877777777777778" calcext:value-type="float">
            <text:p/>
          </table:table-cell>
          <table:table-cell table:formula="of:=[.P106]/90" office:value-type="float" office:value="0.888888888888889" calcext:value-type="float">
            <text:p/>
          </table:table-cell>
          <table:table-cell table:formula="of:=[.Q106]/90" office:value-type="float" office:value="0.777777777777778" calcext:value-type="float">
            <text:p/>
          </table:table-cell>
          <table:table-cell table:formula="of:=[.R106]/90" office:value-type="float" office:value="1" calcext:value-type="float">
            <text:p/>
          </table:table-cell>
          <table:table-cell table:formula="of:=[.S106]/90" office:value-type="float" office:value="0.977777777777778" calcext:value-type="float">
            <text:p/>
          </table:table-cell>
          <table:table-cell table:formula="of:=[.T106]/90" office:value-type="float" office:value="0.977777777777778" calcext:value-type="float">
            <text:p/>
          </table:table-cell>
          <table:table-cell table:formula="of:=[.U106]/90" office:value-type="float" office:value="0.933333333333333" calcext:value-type="float">
            <text:p/>
          </table:table-cell>
          <table:table-cell table:formula="of:=[.V106]/90" office:value-type="float" office:value="0.988888888888889" calcext:value-type="float">
            <text:p/>
          </table:table-cell>
          <table:table-cell table:formula="of:=[.W106]/90" office:value-type="float" office:value="0.966666666666667" calcext:value-type="float">
            <text:p/>
          </table:table-cell>
          <table:table-cell table:formula="of:=[.X106]/90" office:value-type="float" office:value="0.966666666666667" calcext:value-type="float">
            <text:p/>
          </table:table-cell>
          <table:table-cell table:formula="of:=[.Y106]/90" office:value-type="float" office:value="0.955555555555556" calcext:value-type="float">
            <text:p/>
          </table:table-cell>
          <table:table-cell table:formula="of:=[.Z106]/90" office:value-type="float" office:value="0.977777777777778" calcext:value-type="float">
            <text:p/>
          </table:table-cell>
          <table:table-cell table:formula="of:=[.AA106]/90" office:value-type="float" office:value="0.922222222222222" calcext:value-type="float">
            <text:p/>
          </table:table-cell>
          <table:table-cell table:formula="of:=[.AB106]/90" office:value-type="float" office:value="0.988888888888889" calcext:value-type="float">
            <text:p/>
          </table:table-cell>
          <table:table-cell table:formula="of:=[.AC106]/90" office:value-type="float" office:value="0.911111111111111" calcext:value-type="float">
            <text:p/>
          </table:table-cell>
          <table:table-cell table:formula="of:=[.AD106]/90" office:value-type="float" office:value="0.955555555555556" calcext:value-type="float">
            <text:p/>
          </table:table-cell>
          <table:table-cell table:formula="of:=[.AE106]/90" office:value-type="float" office:value="0.955555555555556" calcext:value-type="float">
            <text:p/>
          </table:table-cell>
          <table:table-cell table:formula="of:=[.AF106]/90" office:value-type="float" office:value="0.944444444444444" calcext:value-type="float">
            <text:p/>
          </table:table-cell>
          <table:table-cell table:formula="of:=[.AG106]/90" office:value-type="float" office:value="1" calcext:value-type="float">
            <text:p/>
          </table:table-cell>
          <table:table-cell table:formula="of:=[.AH106]/9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Chiffre</text:p>
          </table:table-cell>
          <table:table-cell office:value-type="string" calcext:value-type="string">
            <text:p>Réussite 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2^30</text:p>
          </table:table-cell>
          <table:table-cell office:value-type="string" calcext:value-type="string">
            <text:p>Réussite 2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1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chiffre</text:p>
          </table:table-cell>
          <table:table-cell office:value-type="string" calcext:value-type="string">
            <text:p>Ratio 1</text:p>
          </table:table-cell>
          <table:table-cell table:formula="of:=[.C111]/110" office:value-type="float" office:value="1" calcext:value-type="float">
            <text:p/>
          </table:table-cell>
          <table:table-cell table:formula="of:=[.D111]/110" office:value-type="float" office:value="1" calcext:value-type="float">
            <text:p/>
          </table:table-cell>
          <table:table-cell table:formula="of:=[.E111]/110" office:value-type="float" office:value="0.981818181818182" calcext:value-type="float">
            <text:p/>
          </table:table-cell>
          <table:table-cell table:formula="of:=[.F111]/110" office:value-type="float" office:value="0.5" calcext:value-type="float">
            <text:p/>
          </table:table-cell>
          <table:table-cell table:formula="of:=[.G111]/110" office:value-type="float" office:value="0.872727272727273" calcext:value-type="float">
            <text:p/>
          </table:table-cell>
          <table:table-cell table:formula="of:=[.I111]/110" office:value-type="float" office:value="0.890909090909091" calcext:value-type="float">
            <text:p/>
          </table:table-cell>
          <table:table-cell table:formula="of:=[.J111]/110" office:value-type="float" office:value="0.909090909090909" calcext:value-type="float">
            <text:p/>
          </table:table-cell>
          <table:table-cell table:formula="of:=[.K111]/110" office:value-type="float" office:value="0.863636363636364" calcext:value-type="float">
            <text:p/>
          </table:table-cell>
          <table:table-cell table:formula="of:=[.L111]/110" office:value-type="float" office:value="0.863636363636364" calcext:value-type="float">
            <text:p/>
          </table:table-cell>
          <table:table-cell table:formula="of:=[.M111]/110" office:value-type="float" office:value="0.909090909090909" calcext:value-type="float">
            <text:p/>
          </table:table-cell>
          <table:table-cell table:formula="of:=[.N111]/110" office:value-type="float" office:value="0.854545454545455" calcext:value-type="float">
            <text:p/>
          </table:table-cell>
          <table:table-cell table:formula="of:=[.O111]/110" office:value-type="float" office:value="0.845454545454545" calcext:value-type="float">
            <text:p/>
          </table:table-cell>
          <table:table-cell table:formula="of:=[.P111]/110" office:value-type="float" office:value="0.818181818181818" calcext:value-type="float">
            <text:p/>
          </table:table-cell>
          <table:table-cell table:formula="of:=[.Q111]/110" office:value-type="float" office:value="0.818181818181818" calcext:value-type="float">
            <text:p/>
          </table:table-cell>
          <table:table-cell table:formula="of:=[.R111]/110" office:value-type="float" office:value="1" calcext:value-type="float">
            <text:p/>
          </table:table-cell>
          <table:table-cell table:formula="of:=[.S111]/110" office:value-type="float" office:value="0.781818181818182" calcext:value-type="float">
            <text:p/>
          </table:table-cell>
          <table:table-cell table:formula="of:=[.T111]/110" office:value-type="float" office:value="0.690909090909091" calcext:value-type="float">
            <text:p/>
          </table:table-cell>
          <table:table-cell table:formula="of:=[.U111]/110" office:value-type="float" office:value="0.736363636363636" calcext:value-type="float">
            <text:p/>
          </table:table-cell>
          <table:table-cell table:formula="of:=[.V111]/110" office:value-type="float" office:value="0.736363636363636" calcext:value-type="float">
            <text:p/>
          </table:table-cell>
          <table:table-cell table:formula="of:=[.W111]/110" office:value-type="float" office:value="0.781818181818182" calcext:value-type="float">
            <text:p/>
          </table:table-cell>
          <table:table-cell table:formula="of:=[.X111]/110" office:value-type="float" office:value="0.718181818181818" calcext:value-type="float">
            <text:p/>
          </table:table-cell>
          <table:table-cell table:formula="of:=[.Y111]/110" office:value-type="float" office:value="0.618181818181818" calcext:value-type="float">
            <text:p/>
          </table:table-cell>
          <table:table-cell table:formula="of:=[.Z111]/110" office:value-type="float" office:value="0.627272727272727" calcext:value-type="float">
            <text:p/>
          </table:table-cell>
          <table:table-cell table:formula="of:=[.AA111]/110" office:value-type="float" office:value="0.554545454545455" calcext:value-type="float">
            <text:p/>
          </table:table-cell>
          <table:table-cell table:formula="of:=[.AB111]/110" office:value-type="float" office:value="0.618181818181818" calcext:value-type="float">
            <text:p/>
          </table:table-cell>
          <table:table-cell table:formula="of:=[.AC111]/110" office:value-type="float" office:value="0.572727272727273" calcext:value-type="float">
            <text:p/>
          </table:table-cell>
          <table:table-cell table:formula="of:=[.AD111]/110" office:value-type="float" office:value="0.609090909090909" calcext:value-type="float">
            <text:p/>
          </table:table-cell>
          <table:table-cell table:formula="of:=[.AE111]/110" office:value-type="float" office:value="0.572727272727273" calcext:value-type="float">
            <text:p/>
          </table:table-cell>
          <table:table-cell table:formula="of:=[.AF111]/110" office:value-type="float" office:value="0.436363636363636" calcext:value-type="float">
            <text:p/>
          </table:table-cell>
          <table:table-cell table:formula="of:=[.AG111]/110" office:value-type="float" office:value="0.727272727272727" calcext:value-type="float">
            <text:p/>
          </table:table-cell>
          <table:table-cell table:formula="of:=[.AH111]/110" office:value-type="float" office:value="1" calcext:value-type="float">
            <text:p/>
          </table:table-cell>
          <table:table-cell table:formula="of:=[.AI111]/110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atio 2</text:p>
          </table:table-cell>
          <table:table-cell table:formula="of:=[.C112]/110" office:value-type="float" office:value="1" calcext:value-type="float">
            <text:p/>
          </table:table-cell>
          <table:table-cell table:formula="of:=[.D112]/110" office:value-type="float" office:value="1" calcext:value-type="float">
            <text:p/>
          </table:table-cell>
          <table:table-cell table:formula="of:=[.E112]/110" office:value-type="float" office:value="1" calcext:value-type="float">
            <text:p/>
          </table:table-cell>
          <table:table-cell table:formula="of:=[.F112]/110" office:value-type="float" office:value="1" calcext:value-type="float">
            <text:p/>
          </table:table-cell>
          <table:table-cell table:formula="of:=[.G112]/110" office:value-type="float" office:value="0.972727272727273" calcext:value-type="float">
            <text:p/>
          </table:table-cell>
          <table:table-cell table:formula="of:=[.H112]/110" office:value-type="float" office:value="0.927272727272727" calcext:value-type="float">
            <text:p/>
          </table:table-cell>
          <table:table-cell table:formula="of:=[.I112]/110" office:value-type="float" office:value="0.909090909090909" calcext:value-type="float">
            <text:p/>
          </table:table-cell>
          <table:table-cell table:formula="of:=[.J112]/110" office:value-type="float" office:value="1" calcext:value-type="float">
            <text:p/>
          </table:table-cell>
          <table:table-cell table:formula="of:=[.K112]/110" office:value-type="float" office:value="1" calcext:value-type="float">
            <text:p/>
          </table:table-cell>
          <table:table-cell table:formula="of:=[.L112]/110" office:value-type="float" office:value="1" calcext:value-type="float">
            <text:p/>
          </table:table-cell>
          <table:table-cell table:formula="of:=[.M112]/110" office:value-type="float" office:value="0.990909090909091" calcext:value-type="float">
            <text:p/>
          </table:table-cell>
          <table:table-cell table:formula="of:=[.N112]/110" office:value-type="float" office:value="1" calcext:value-type="float">
            <text:p/>
          </table:table-cell>
          <table:table-cell table:formula="of:=[.O112]/110" office:value-type="float" office:value="0.963636363636364" calcext:value-type="float">
            <text:p/>
          </table:table-cell>
          <table:table-cell table:formula="of:=[.P112]/110" office:value-type="float" office:value="0.963636363636364" calcext:value-type="float">
            <text:p/>
          </table:table-cell>
          <table:table-cell table:formula="of:=[.Q112]/110" office:value-type="float" office:value="0.936363636363636" calcext:value-type="float">
            <text:p/>
          </table:table-cell>
          <table:table-cell table:formula="of:=[.R112]/110" office:value-type="float" office:value="1" calcext:value-type="float">
            <text:p/>
          </table:table-cell>
          <table:table-cell table:formula="of:=[.S112]/110" office:value-type="float" office:value="1" calcext:value-type="float">
            <text:p/>
          </table:table-cell>
          <table:table-cell table:formula="of:=[.T112]/110" office:value-type="float" office:value="1" calcext:value-type="float">
            <text:p/>
          </table:table-cell>
          <table:table-cell table:formula="of:=[.U112]/110" office:value-type="float" office:value="1" calcext:value-type="float">
            <text:p/>
          </table:table-cell>
          <table:table-cell table:formula="of:=[.V112]/110" office:value-type="float" office:value="1" calcext:value-type="float">
            <text:p/>
          </table:table-cell>
          <table:table-cell table:formula="of:=[.W112]/110" office:value-type="float" office:value="1" calcext:value-type="float">
            <text:p/>
          </table:table-cell>
          <table:table-cell table:formula="of:=[.X112]/110" office:value-type="float" office:value="1" calcext:value-type="float">
            <text:p/>
          </table:table-cell>
          <table:table-cell table:formula="of:=[.Y112]/110" office:value-type="float" office:value="1" calcext:value-type="float">
            <text:p/>
          </table:table-cell>
          <table:table-cell table:formula="of:=[.Z112]/110" office:value-type="float" office:value="1" calcext:value-type="float">
            <text:p/>
          </table:table-cell>
          <table:table-cell table:formula="of:=[.AA112]/110" office:value-type="float" office:value="1" calcext:value-type="float">
            <text:p/>
          </table:table-cell>
          <table:table-cell table:formula="of:=[.AB112]/110" office:value-type="float" office:value="1" calcext:value-type="float">
            <text:p/>
          </table:table-cell>
          <table:table-cell table:formula="of:=[.AC112]/110" office:value-type="float" office:value="1" calcext:value-type="float">
            <text:p/>
          </table:table-cell>
          <table:table-cell table:formula="of:=[.AD112]/110" office:value-type="float" office:value="0.990909090909091" calcext:value-type="float">
            <text:p/>
          </table:table-cell>
          <table:table-cell table:formula="of:=[.AE112]/110" office:value-type="float" office:value="1" calcext:value-type="float">
            <text:p/>
          </table:table-cell>
          <table:table-cell table:formula="of:=[.AF112]/110" office:value-type="float" office:value="1" calcext:value-type="float">
            <text:p/>
          </table:table-cell>
          <table:table-cell table:formula="of:=[.AG112]/110" office:value-type="float" office:value="1" calcext:value-type="float">
            <text:p/>
          </table:table-cell>
          <table:table-cell table:formula="of:=[.AH112]/110" office:value-type="float" office:value="1" calcext:value-type="floa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4:23:06.758537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33:21.726541956</meta:creation-date>
    <meta:generator>LibreOffice/4.2.3.3$Linux_X86_64 LibreOffice_project/420m0$Build-3</meta:generator>
    <dc:date>2014-06-06T14:42:29.197396439</dc:date>
    <meta:editing-duration>PT1H29M36S</meta:editing-duration>
    <meta:editing-cycles>43</meta:editing-cycles>
    <meta:document-statistic meta:table-count="1" meta:cell-count="6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title svg:x="6.657cm" svg:y="0.316cm" chart:style-name="ch2">
          <text:p>2^24 chiffrés</text:p>
        </chart:title>
        <chart:legend chart:legend-position="end" svg:x="12.746cm" svg:y="3.955cm" style:legend-expansion="high" chart:style-name="ch3"/>
        <chart:plot-area chart:style-name="ch4" table:cell-range-address="Sheet1.B87:Sheet1.B88 Sheet1.C95:Sheet1.AH96" chart:data-source-has-labels="column" svg:x="1.33cm" svg:y="1.661cm" svg:width="10.778cm" svg:height="6.184cm">
          <chartooo:coordinate-region svg:x="2.057cm" svg:y="1.861cm" svg:width="9.864cm" svg:height="4.939cm"/>
          <chart:axis chart:dimension="x" chart:name="primary-x" chart:style-name="ch5">
            <chart:title svg:x="6.318cm" svg:y="8.025cm" chart:style-name="ch6">
              <text:p>octet</text:p>
            </chart:title>
          </chart:axis>
          <chart:axis chart:dimension="y" chart:name="primary-y" chart:style-name="ch5">
            <chart:title svg:x="0.451cm" svg:y="5.578cm" chart:style-name="ch7">
              <text:p>probabilité</text:p>
            </chart:title>
            <chart:grid chart:style-name="ch8" chart:class="major"/>
          </chart:axis>
          <chart:series chart:style-name="ch9" chart:values-cell-range-address="Sheet1.C95:Sheet1.AH95" chart:label-cell-address="Sheet1.B87:Sheet1.B87" chart:class="chart:line">
            <chart:data-point chart:repeated="32"/>
          </chart:series>
          <chart:series chart:style-name="ch10" chart:values-cell-range-address="Sheet1.C96:Sheet1.AH96" chart:label-cell-address="Sheet1.B88:Sheet1.B88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ère attaque</text:p>
                <draw:g>
                  <svg:desc>Sheet1.B87:Sheet1.B87</svg:desc>
                </draw:g>
              </table:table-cell>
              <table:table-cell office:value-type="float" office:value="0.1">
                <text:p>0.1</text:p>
                <draw:g>
                  <svg:desc>Sheet1.C95:Sheet1.AH9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">
                <text:p>0.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45454545454545">
                <text:p>0.054545454545454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0636363636363636">
                <text:p>0.0636363636363636</text:p>
              </table:table-cell>
              <table:table-cell office:value-type="float" office:value="0.0545454545454545">
                <text:p>0.054545454545454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0.0636363636363636">
                <text:p>0.0636363636363636</text:p>
              </table:table-cell>
              <table:table-cell office:value-type="float" office:value="0.1">
                <text:p>0.1</text:p>
              </table:table-cell>
              <table:table-cell office:value-type="float" office:value="0.0636363636363636">
                <text:p>0.0636363636363636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e attaque</text:p>
                <draw:g>
                  <svg:desc>Sheet1.B88:Sheet1.B88</svg:desc>
                </draw:g>
              </table:table-cell>
              <table:table-cell office:value-type="float" office:value="0.636363636363636">
                <text:p>0.636363636363636</text:p>
                <draw:g>
                  <svg:desc>Sheet1.C96:Sheet1.AH9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354545454545455">
                <text:p>0.354545454545455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4">
                <text:p>0.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381818181818182">
                <text:p>0.381818181818182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1">
                <text:p>1</text:p>
              </table:table-cell>
              <table:table-cell office:value-type="float" office:value="0.354545454545455">
                <text:p>0.354545454545455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81818181818182">
                <text:p>0.381818181818182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0.345454545454545">
                <text:p>0.345454545454545</text:p>
              </table:table-cell>
              <table:table-cell office:value-type="float" office:value="0.290909090909091">
                <text:p>0.290909090909091</text:p>
              </table:table-cell>
              <table:table-cell office:value-type="float" office:value="0.336363636363636">
                <text:p>0.336363636363636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281818181818182">
                <text:p>0.281818181818182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0.281818181818182">
                <text:p>0.28181818181818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title svg:x="6.657cm" svg:y="0.316cm" chart:style-name="ch2">
          <text:p>2^26 chiffrés</text:p>
        </chart:title>
        <chart:legend chart:legend-position="end" svg:x="12.746cm" svg:y="3.955cm" style:legend-expansion="high" chart:style-name="ch3"/>
        <chart:plot-area chart:style-name="ch4" table:cell-range-address="Sheet1.B87:Sheet1.B88 Sheet1.C101:Sheet1.AH102" chart:data-source-has-labels="column" svg:x="1.33cm" svg:y="1.661cm" svg:width="10.778cm" svg:height="6.184cm">
          <chartooo:coordinate-region svg:x="2.057cm" svg:y="1.861cm" svg:width="9.864cm" svg:height="4.939cm"/>
          <chart:axis chart:dimension="x" chart:name="primary-x" chart:style-name="ch5">
            <chart:title svg:x="6.318cm" svg:y="8.025cm" chart:style-name="ch6">
              <text:p>octet</text:p>
            </chart:title>
          </chart:axis>
          <chart:axis chart:dimension="y" chart:name="primary-y" chart:style-name="ch5">
            <chart:title svg:x="0.451cm" svg:y="5.578cm" chart:style-name="ch7">
              <text:p>probabilité</text:p>
            </chart:title>
            <chart:grid chart:style-name="ch8" chart:class="major"/>
          </chart:axis>
          <chart:series chart:style-name="ch9" chart:values-cell-range-address="Sheet1.C101:Sheet1.AH101" chart:label-cell-address="Sheet1.B87:Sheet1.B87" chart:class="chart:line">
            <chart:data-point chart:repeated="32"/>
          </chart:series>
          <chart:series chart:style-name="ch10" chart:values-cell-range-address="Sheet1.C102:Sheet1.AH102" chart:label-cell-address="Sheet1.B88:Sheet1.B88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ère attaque</text:p>
                <draw:g>
                  <svg:desc>Sheet1.B87:Sheet1.B87</svg:desc>
                </draw:g>
              </table:table-cell>
              <table:table-cell office:value-type="float" office:value="0.481818181818182">
                <text:p>0.481818181818182</text:p>
                <draw:g>
                  <svg:desc>Sheet1.C101:Sheet1.AH10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390909090909091">
                <text:p>0.390909090909091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81818181818182">
                <text:p>0.381818181818182</text:p>
              </table:table-cell>
              <table:table-cell office:value-type="float" office:value="0.381818181818182">
                <text:p>0.38181818181818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">
                <text:p>1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336363636363636">
                <text:p>0.336363636363636</text:p>
              </table:table-cell>
              <table:table-cell office:value-type="float" office:value="0.281818181818182">
                <text:p>0.281818181818182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290909090909091">
                <text:p>0.290909090909091</text:p>
              </table:table-cell>
              <table:table-cell office:value-type="float" office:value="0.3">
                <text:p>0.3</text:p>
              </table:table-cell>
              <table:table-cell office:value-type="float" office:value="0.281818181818182">
                <text:p>0.281818181818182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0.2">
                <text:p>0.2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e attaque</text:p>
                <draw:g>
                  <svg:desc>Sheet1.B88:Sheet1.B88</svg:desc>
                </draw:g>
              </table:table-cell>
              <table:table-cell office:value-type="float" office:value="1">
                <text:p>1</text:p>
                <draw:g>
                  <svg:desc>Sheet1.C102:Sheet1.AH10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945454545454545">
                <text:p>0.945454545454545</text:p>
              </table:table-cell>
              <table:table-cell office:value-type="float" office:value="0.554545454545455">
                <text:p>0.554545454545455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790909090909091">
                <text:p>0.790909090909091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1">
                <text:p>1</text:p>
              </table:table-cell>
              <table:table-cell office:value-type="float" office:value="0.845454545454545">
                <text:p>0.845454545454545</text:p>
              </table:table-cell>
              <table:table-cell office:value-type="float" office:value="0.790909090909091">
                <text:p>0.790909090909091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809090909090909">
                <text:p>0.809090909090909</text:p>
              </table:table-cell>
              <table:table-cell office:value-type="float" office:value="0.754545454545455">
                <text:p>0.754545454545455</text:p>
              </table:table-cell>
              <table:table-cell office:value-type="float" office:value="0.872727272727273">
                <text:p>0.872727272727273</text:p>
              </table:table-cell>
              <table:table-cell office:value-type="float" office:value="0.736363636363636">
                <text:p>0.736363636363636</text:p>
              </table:table-cell>
              <table:table-cell office:value-type="float" office:value="0.790909090909091">
                <text:p>0.790909090909091</text:p>
              </table:table-cell>
              <table:table-cell office:value-type="float" office:value="0.754545454545455">
                <text:p>0.75454545454545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7">
                <text:p>0.7</text:p>
              </table:table-cell>
              <table:table-cell office:value-type="float" office:value="0.790909090909091">
                <text:p>0.79090909090909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title svg:x="6.657cm" svg:y="0.316cm" chart:style-name="ch2">
          <text:p>2^28 chiffrés</text:p>
        </chart:title>
        <chart:legend chart:legend-position="end" svg:x="12.746cm" svg:y="3.955cm" style:legend-expansion="high" chart:style-name="ch3"/>
        <chart:plot-area chart:style-name="ch4" table:cell-range-address="Sheet1.B87:Sheet1.B88 Sheet1.C107:Sheet1.AH108" chart:data-source-has-labels="column" svg:x="1.33cm" svg:y="1.661cm" svg:width="10.778cm" svg:height="6.184cm">
          <chartooo:coordinate-region svg:x="2.057cm" svg:y="1.861cm" svg:width="9.864cm" svg:height="4.939cm"/>
          <chart:axis chart:dimension="x" chart:name="primary-x" chart:style-name="ch5">
            <chart:title svg:x="6.318cm" svg:y="8.025cm" chart:style-name="ch6">
              <text:p>octet</text:p>
            </chart:title>
          </chart:axis>
          <chart:axis chart:dimension="y" chart:name="primary-y" chart:style-name="ch5">
            <chart:title svg:x="0.451cm" svg:y="5.578cm" chart:style-name="ch7">
              <text:p>probabilité</text:p>
            </chart:title>
            <chart:grid chart:style-name="ch8" chart:class="major"/>
          </chart:axis>
          <chart:series chart:style-name="ch9" chart:values-cell-range-address="Sheet1.C107:Sheet1.AH107" chart:label-cell-address="Sheet1.B87:Sheet1.B87" chart:class="chart:line">
            <chart:data-point chart:repeated="32"/>
          </chart:series>
          <chart:series chart:style-name="ch10" chart:values-cell-range-address="Sheet1.C108:Sheet1.AH108" chart:label-cell-address="Sheet1.B88:Sheet1.B88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ère attaque</text:p>
                <draw:g>
                  <svg:desc>Sheet1.B87:Sheet1.B87</svg:desc>
                </draw:g>
              </table:table-cell>
              <table:table-cell office:value-type="float" office:value="0.977777777777778">
                <text:p>0.977777777777778</text:p>
                <draw:g>
                  <svg:desc>Sheet1.C107:Sheet1.AH10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788888888888889">
                <text:p>0.788888888888889</text:p>
              </table:table-cell>
              <table:table-cell office:value-type="float" office:value="0.811111111111111">
                <text:p>0.81111111111111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744444444444444">
                <text:p>0.744444444444444</text:p>
              </table:table-cell>
              <table:table-cell office:value-type="float" office:value="0.677777777777778">
                <text:p>0.677777777777778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744444444444444">
                <text:p>0.74444444444444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677777777777778">
                <text:p>0.677777777777778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744444444444444">
                <text:p>0.744444444444444</text:p>
              </table:table-cell>
              <table:table-cell office:value-type="float" office:value="1">
                <text:p>1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">
                <text:p>0.6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6">
                <text:p>0.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4">
                <text:p>0.4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588888888888889">
                <text:p>0.5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e attaque</text:p>
                <draw:g>
                  <svg:desc>Sheet1.B88:Sheet1.B88</svg:desc>
                </draw:g>
              </table:table-cell>
              <table:table-cell office:value-type="float" office:value="1">
                <text:p>1</text:p>
                <draw:g>
                  <svg:desc>Sheet1.C108:Sheet1.AH10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1">
                <text:p>1</text:p>
              </table:table-cell>
              <table:table-cell office:value-type="float" office:value="0.788888888888889">
                <text:p>0.788888888888889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811111111111111">
                <text:p>0.811111111111111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77777777777778">
                <text:p>0.87777777777777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">
                <text:p>1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title svg:x="6.657cm" svg:y="0.316cm" chart:style-name="ch2">
          <text:p>2^30 chiffrés</text:p>
        </chart:title>
        <chart:legend chart:legend-position="end" svg:x="12.746cm" svg:y="3.955cm" style:legend-expansion="high" chart:style-name="ch3"/>
        <chart:plot-area chart:style-name="ch4" table:cell-range-address="Sheet1.C113:Sheet1.AH114 Sheet1.B87:Sheet1.B88" chart:data-source-has-labels="both" svg:x="1.33cm" svg:y="1.661cm" svg:width="10.778cm" svg:height="6.184cm">
          <chartooo:coordinate-region svg:x="2.057cm" svg:y="1.861cm" svg:width="10.051cm" svg:height="3.938cm"/>
          <chart:axis chart:dimension="x" chart:name="primary-x" chart:style-name="ch5" chartooo:axis-type="text">
            <chart:title svg:x="6.318cm" svg:y="8.025cm" chart:style-name="ch6">
              <text:p>octet</text:p>
            </chart:title>
            <chart:categories table:cell-range-address="Sheet1.C114:Sheet1.AH114"/>
          </chart:axis>
          <chart:axis chart:dimension="y" chart:name="primary-y" chart:style-name="ch5">
            <chart:title svg:x="0.451cm" svg:y="5.578cm" chart:style-name="ch7">
              <text:p>probabilité</text:p>
            </chart:title>
            <chart:grid chart:style-name="ch8" chart:class="major"/>
          </chart:axis>
          <chart:series chart:style-name="ch9" chart:values-cell-range-address="Sheet1.C113:Sheet1.AH113" chart:label-cell-address="Sheet1.B87:Sheet1.B87" chart:class="chart:line">
            <chart:data-point chart:repeated="32"/>
          </chart:series>
          <chart:series chart:style-name="ch10" chart:values-cell-range-address="Sheet1.C114:Sheet1.AH114" chart:label-cell-address="Sheet1.B88:Sheet1.B88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14:Sheet1.AH1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0.972727272727273">
                <text:p>0</text:p>
              </table:table-cell>
              <table:table-cell office:value-type="float" office:value="0.927272727272727">
                <text:p>0</text:p>
              </table:table-cell>
              <table:table-cell office:value-type="float" office:value="0.90909090909090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0.990909090909091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0.963636363636364">
                <text:p>0</text:p>
              </table:table-cell>
              <table:table-cell office:value-type="float" office:value="0.963636363636364">
                <text:p>0</text:p>
              </table:table-cell>
              <table:table-cell office:value-type="float" office:value="0.936363636363636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0.990909090909091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1ère attaque</text:p>
                <draw:g>
                  <svg:desc>Sheet1.B87:Sheet1.B87</svg:desc>
                </draw:g>
              </table:table-cell>
              <table:table-cell office:value-type="float" office:value="1">
                <text:p>1</text:p>
                <draw:g>
                  <svg:desc>Sheet1.C113:Sheet1.AH1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81818181818182">
                <text:p>0.9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.872727272727273">
                <text:p>0.872727272727273</text:p>
              </table:table-cell>
              <table:table-cell office:value-type="float" office:value="0.890909090909091">
                <text:p>0.89090909090909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54545454545455">
                <text:p>0.854545454545455</text:p>
              </table:table-cell>
              <table:table-cell office:value-type="float" office:value="0.845454545454545">
                <text:p>0.84545454545454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736363636363636">
                <text:p>0.736363636363636</text:p>
              </table:table-cell>
              <table:table-cell office:value-type="float" office:value="0.736363636363636">
                <text:p>0.736363636363636</text:p>
              </table:table-cell>
              <table:table-cell office:value-type="float" office:value="0.781818181818182">
                <text:p>0.781818181818182</text:p>
              </table:table-cell>
              <table:table-cell office:value-type="float" office:value="0.718181818181818">
                <text:p>0.718181818181818</text:p>
              </table:table-cell>
              <table:table-cell office:value-type="float" office:value="0.618181818181818">
                <text:p>0.618181818181818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554545454545455">
                <text:p>0.554545454545455</text:p>
              </table:table-cell>
              <table:table-cell office:value-type="float" office:value="0.618181818181818">
                <text:p>0.618181818181818</text:p>
              </table:table-cell>
              <table:table-cell office:value-type="float" office:value="0.572727272727273">
                <text:p>0.572727272727273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572727272727273">
                <text:p>0.572727272727273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e attaque</text:p>
                <draw:g>
                  <svg:desc>Sheet1.B88:Sheet1.B88</svg:desc>
                </draw:g>
              </table:table-cell>
              <table:table-cell office:value-type="float" office:value="1">
                <text:p>1</text:p>
                <draw:g>
                  <svg:desc>Sheet1.C114:Sheet1.AH1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2727272727273">
                <text:p>0.972727272727273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909090909091">
                <text:p>0.990909090909091</text:p>
              </table:table-cell>
              <table:table-cell office:value-type="float" office:value="1">
                <text:p>1</text:p>
              </table:table-cell>
              <table:table-cell office:value-type="float" office:value="0.963636363636364">
                <text:p>0.963636363636364</text:p>
              </table:table-cell>
              <table:table-cell office:value-type="float" office:value="0.963636363636364">
                <text:p>0.963636363636364</text:p>
              </table:table-cell>
              <table:table-cell office:value-type="float" office:value="0.936363636363636">
                <text:p>0.9363636363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909090909091">
                <text:p>0.9909090909090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